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/>A firewall is already installed by default. It's called IPtables. IPtables can be managed through the application Uncomplicated Firewall (ufw), which is also installed by default.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y default the firewall isn't activated, because behind the ports that are exposed to the internet, there aren't any listening services. At least not in a standard installation. An attacker can't do anything without a listening service that keeps a port open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owever, in certain cases you do need a firewall. For instance when you share an unprotected wireless network, or when you've activated some services on your computer. So in order to be on the safe side, I advise to turn on the firewall in all case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turn on the firewall by means of the terminal</text:p>
              </text:list-item>
              <text:list-item>
                <text:p>Launch a terminal window.</text:p>
              </text:list-item>
              <text:list-item>
                <text:p>Type or (copy and paste)</text:p>
                <text:p>sudo ufw enable</text:p>
                <text:p>And then press enter</text:p>
                <text:p>You will be asked for your passwo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complicated Firewall (ufw) has a sensible set of default settings (profile), which are fine for the vast majority of home users. So unless you have special wishes: you're don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the status of the firewall:</text:p>
              </text:list-item>
              <text:list-item>
                <text:p>sudo ufw status verbose</text:p>
              </text:list-item>
              <text:list-item>
                <text:p>Press En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enabled, the output should be like this:</text:p>
                <text:p><text:s/></text:p>
                <text:p>Status: active</text:p>
                <text:p>Logging: on (low)</text:p>
                <text:p>Default: deny (incoming), allow (outgoing), disabled (routed)</text:p>
                <text:p>New profiles: skip</text:p>
                <text:p>rex@rex-Inspiron-14-3452:~$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output basically means that all incoming is denied and all outgoing allowed. There are sensible exceptions in the default settings: for example, with the default profile the use of Samba should be no problem. Also downloading torrents (fetch) should be possible; but seeding torrents (serve), might require a temporary disabling of ufw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easy to disable the firewall (should you wish to do so) with this terminal command:</text:p>
              </text:list-item>
              <text:list-item>
                <text:p>sudo ufw disable</text:p>
                <text:p/>
              </text:list-item>
              <text:list-item>
                <text:p>Press En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're interested in the full set of rules, see the output of:</text:p>
              </text:list-item>
              <text:list-item>
                <text:p>sudo ufw show raw</text:p>
                <text:p/>
              </text:list-item>
              <text:list-item>
                <text:p>You can also read the rules files in /etc/ufw (the files whose names end with .rule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TIVATE YOUR FIREWA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If you want to use a GUI simply search for and install Firewall configuration in the Software Center</text:p>
              </text:list-item>
              <text:list-item>
                <text:p>It will then be in your main men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x Bouwense</meta:initial-creator>
    <meta:creation-date>2017-04-05T19:32:49.182845541</meta:creation-date>
    <dc:date>2017-04-20T12:01:15.007676618</dc:date>
    <dc:creator>Rex Bouwense</dc:creator>
    <meta:editing-duration>PT14M37S</meta:editing-duration>
    <meta:editing-cycles>2</meta:editing-cycles>
    <meta:generator>LibreOffice/5.1.6.2$Linux_X86_64 LibreOffice_project/10m0$Build-2</meta:generator>
    <meta:document-statistic meta:object-count="65"/>
  </office:meta>
</office:document-meta>
</file>